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00FF00" style:language-asian="hu" style:country-asian="HU"/>
    </style:style>
    <style:style style:name="P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 fo:hyphenate="true"/>
    </style:style>
    <style:style style:name="P6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7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8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9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11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12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13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4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15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16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17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19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0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1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2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3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5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6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8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9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30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2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33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34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6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37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38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9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0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41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42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43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4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 fo:hyphenate="true"/>
    </style:style>
    <style:style style:name="P45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46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47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48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49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5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1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 fo:hyphenate="true"/>
    </style:style>
    <style:style style:name="P52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53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54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55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56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57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8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 fo:hyphenate="true"/>
    </style:style>
    <style:style style:name="P59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6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61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62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3" style:parent-style-name="Normál" style:family="paragraph">
      <style:paragraph-properties style:vertical-align="auto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64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65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66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9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00FFFF" style:language-asian="hu" style:country-asian="HU"/>
    </style:style>
    <style:style style:name="T71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00FFFF" style:text-underline-type="single" style:text-underline-style="solid" style:text-underline-width="auto" style:text-underline-mode="continuous" style:language-asian="hu" style:country-asian="HU"/>
    </style:style>
    <style:style style:name="T72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00FFFF" style:language-asian="hu" style:country-asian="HU"/>
    </style:style>
    <style:style style:name="P73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4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00FFFF" style:language-asian="hu" style:country-asian="HU"/>
    </style:style>
    <style:style style:name="T75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00FFFF" style:text-underline-type="single" style:text-underline-style="solid" style:text-underline-width="auto" style:text-underline-mode="continuous" style:language-asian="hu" style:country-asian="HU"/>
    </style:style>
    <style:style style:name="T76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00FFFF" style:language-asian="hu" style:country-asian="HU"/>
    </style:style>
    <style:style style:name="P77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8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00FFFF" style:language-asian="hu" style:country-asian="HU"/>
    </style:style>
    <style:style style:name="T79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00FFFF" style:text-underline-type="single" style:text-underline-style="solid" style:text-underline-width="auto" style:text-underline-mode="continuous" style:language-asian="hu" style:country-asian="HU"/>
    </style:style>
    <style:style style:name="T8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00FFFF" style:language-asian="hu" style:country-asian="HU"/>
    </style:style>
    <style:style style:name="P8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5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6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87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88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9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91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92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3" style:parent-style-name="Normá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4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95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96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97" style:parent-style-name="Bekezdésalapbetűtípusa" style:family="text">
      <style:text-properties style:font-name="Courier New" style:font-name-asian="Times New Roman" style:font-name-complex="Courier New" fo:color="#FF0000" fo:font-size="10pt" style:font-size-asian="10pt" style:font-size-complex="10pt" style:language-asian="hu" style:country-asian="HU"/>
    </style:style>
    <style:style style:name="T98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0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109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11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1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1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121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2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3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4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5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6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7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9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hu" style:country-asian="HU"/>
    </style:style>
    <style:style style:name="P18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1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1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1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1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1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40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4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FF0000" fo:font-size="10pt" style:font-size-asian="10pt" style:font-size-complex="10pt" fo:background-color="#FFFF00" style:text-underline-type="single" style:text-underline-style="solid" style:text-underline-width="auto" style:text-underline-mode="continuous" style:language-asian="hu" style:country-asian="HU"/>
    </style:style>
    <style:style style:name="P24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1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1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2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3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4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5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6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7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8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9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70" style:parent-style-name="Normál" style:family="paragraph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71" style:parent-style-name="Normál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7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3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74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5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7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7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78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9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80" style:parent-style-name="Bekezdésalapbetűtípusa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" style:parent-style-name="Bekezdésalapbetűtípusa" style:family="text"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T282" style:parent-style-name="Bekezdésalapbetűtípusa" style:family="text">
      <style:text-properties fo:color="#000000" fo:font-size="12pt" style:font-size-asian="12pt" style:font-size-complex="12pt"/>
    </style:style>
    <style:style style:name="T283" style:parent-style-name="Bekezdésalapbetűtípusa" style:family="text">
      <style:text-properties fo:background-color="#0000FF"/>
    </style:style>
    <style:style style:name="T284" style:parent-style-name="Bekezdésalapbetűtípusa" style:family="text">
      <style:text-properties fo:background-color="#FF0000"/>
    </style:style>
    <style:style style:name="P285" style:parent-style-name="Normál" style:family="paragraph">
      <style:text-properties fo:background-color="#FF0000"/>
    </style:style>
    <style:style style:name="P286" style:parent-style-name="Normál" style:family="paragraph">
      <style:text-properties fo:background-color="#FF0000"/>
    </style:style>
    <style:style style:name="P287" style:parent-style-name="Normál" style:family="paragraph">
      <style:text-properties fo:background-color="#FF0000"/>
    </style:style>
    <style:style style:name="P288" style:parent-style-name="Normál" style:family="paragraph">
      <style:text-properties fo:background-color="#FF0000"/>
    </style:style>
    <style:style style:name="P289" style:parent-style-name="Normál" style:family="paragraph">
      <style:text-properties fo:background-color="#FF0000"/>
    </style:style>
    <style:style style:name="P290" style:parent-style-name="Normál" style:family="paragraph">
      <style:text-properties fo:background-color="#FF0000"/>
    </style:style>
    <style:style style:name="P291" style:parent-style-name="Normál" style:family="paragraph">
      <style:text-properties fo:background-color="#FF0000"/>
    </style:style>
    <style:style style:name="P292" style:parent-style-name="Normál" style:family="paragraph">
      <style:text-properties fo:background-color="#FF0000"/>
    </style:style>
    <style:style style:name="P293" style:parent-style-name="Normál" style:family="paragraph">
      <style:text-properties fo:background-color="#FF0000"/>
    </style:style>
    <style:style style:name="P294" style:parent-style-name="Normál" style:family="paragraph">
      <style:text-properties fo:background-color="#FF0000"/>
    </style:style>
    <style:style style:name="P295" style:parent-style-name="Normál" style:family="paragraph">
      <style:text-properties fo:background-color="#FF0000"/>
    </style:style>
    <style:style style:name="P296" style:parent-style-name="Normál" style:family="paragraph">
      <style:text-properties fo:background-color="#FF0000"/>
    </style:style>
    <style:style style:name="P297" style:parent-style-name="Normál" style:family="paragraph">
      <style:text-properties fo:background-color="#FF0000"/>
    </style:style>
    <style:style style:name="P298" style:parent-style-name="Normál" style:family="paragraph">
      <style:text-properties fo:background-color="#FF0000"/>
    </style:style>
    <style:style style:name="P299" style:parent-style-name="Normál" style:family="paragraph">
      <style:text-properties fo:background-color="#FF0000"/>
    </style:style>
    <style:style style:name="P300" style:parent-style-name="Normál" style:family="paragraph">
      <style:text-properties fo:background-color="#FF0000"/>
    </style:style>
    <style:style style:name="P301" style:parent-style-name="Normál" style:family="paragraph">
      <style:text-properties fo:background-color="#FF0000"/>
    </style:style>
    <style:style style:name="P302" style:parent-style-name="Normál" style:family="paragraph">
      <style:text-properties fo:background-color="#FF0000"/>
    </style:style>
    <style:style style:name="P303" style:parent-style-name="Normál" style:family="paragraph">
      <style:text-properties fo:background-color="#FF0000"/>
    </style:style>
    <style:style style:name="P304" style:parent-style-name="Normál" style:family="paragraph">
      <style:text-properties fo:background-color="#FF0000"/>
    </style:style>
    <style:style style:name="P305" style:parent-style-name="Normál" style:family="paragraph">
      <style:text-properties fo:background-color="#FF0000"/>
    </style:style>
    <style:style style:name="P306" style:parent-style-name="Normál" style:family="paragraph">
      <style:text-properties fo:background-color="#FF0000"/>
    </style:style>
    <style:style style:name="P307" style:parent-style-name="Normál" style:family="paragraph">
      <style:text-properties fo:background-color="#FF0000"/>
    </style:style>
    <style:style style:name="P308" style:parent-style-name="Normál" style:family="paragraph">
      <style:text-properties fo:background-color="#FF0000"/>
    </style:style>
    <style:style style:name="P309" style:parent-style-name="Normál" style:family="paragraph">
      <style:text-properties fo:background-color="#FF0000"/>
    </style:style>
    <style:style style:name="P310" style:parent-style-name="Normál" style:family="paragraph">
      <style:text-properties fo:background-color="#FF0000"/>
    </style:style>
    <style:style style:name="P311" style:parent-style-name="Normál" style:family="paragraph">
      <style:text-properties fo:background-color="#FF0000"/>
    </style:style>
    <style:style style:name="P312" style:parent-style-name="Normál" style:family="paragraph">
      <style:text-properties fo:background-color="#FF0000"/>
    </style:style>
    <style:style style:name="P313" style:parent-style-name="Normál" style:family="paragraph">
      <style:text-properties fo:background-color="#FF0000"/>
    </style:style>
    <style:style style:name="P314" style:parent-style-name="Normál" style:family="paragraph">
      <style:text-properties fo:background-color="#FF0000"/>
    </style:style>
    <style:style style:name="P315" style:parent-style-name="Normál" style:family="paragraph">
      <style:text-properties fo:background-color="#FF0000"/>
    </style:style>
    <style:style style:name="P316" style:parent-style-name="Normál" style:family="paragraph">
      <style:text-properties fo:background-color="#FF0000"/>
    </style:style>
    <style:style style:name="P317" style:parent-style-name="Normál" style:family="paragraph">
      <style:text-properties fo:background-color="#FF0000"/>
    </style:style>
    <style:style style:name="P318" style:parent-style-name="Normál" style:family="paragraph">
      <style:text-properties fo:background-color="#FF0000"/>
    </style:style>
    <style:style style:name="P319" style:parent-style-name="Normál" style:family="paragraph">
      <style:text-properties fo:background-color="#FF0000"/>
    </style:style>
    <style:style style:name="P320" style:parent-style-name="Normál" style:family="paragraph">
      <style:text-properties fo:background-color="#FF0000"/>
    </style:style>
    <style:style style:name="P321" style:parent-style-name="Normál" style:family="paragraph">
      <style:text-properties fo:background-color="#FF0000"/>
    </style:style>
    <style:style style:name="P322" style:parent-style-name="Normál" style:family="paragraph">
      <style:text-properties fo:background-color="#FF0000"/>
    </style:style>
    <style:style style:name="P323" style:parent-style-name="Normál" style:family="paragraph">
      <style:text-properties fo:background-color="#FF0000"/>
    </style:style>
    <style:style style:name="P324" style:parent-style-name="Normál" style:family="paragraph">
      <style:text-properties fo:background-color="#FF0000"/>
    </style:style>
    <style:style style:name="P325" style:parent-style-name="Normál" style:family="paragraph">
      <style:text-properties fo:background-color="#FF0000"/>
    </style:style>
    <style:style style:name="P326" style:parent-style-name="Normál" style:family="paragraph">
      <style:text-properties fo:background-color="#FF0000"/>
    </style:style>
    <style:style style:name="P327" style:parent-style-name="Normál" style:family="paragraph">
      <style:text-properties fo:background-color="#FF0000"/>
    </style:style>
    <style:style style:name="P328" style:parent-style-name="Normál" style:family="paragraph">
      <style:text-properties fo:background-color="#FF0000"/>
    </style:style>
    <style:style style:name="P329" style:parent-style-name="Normál" style:family="paragraph">
      <style:text-properties fo:background-color="#FF0000"/>
    </style:style>
    <style:style style:name="P330" style:parent-style-name="Normál" style:family="paragraph">
      <style:text-properties fo:background-color="#FF0000"/>
    </style:style>
    <style:style style:name="P331" style:parent-style-name="Normál" style:family="paragraph">
      <style:text-properties fo:background-color="#FF0000"/>
    </style:style>
    <style:style style:name="P332" style:parent-style-name="Normál" style:family="paragraph">
      <style:text-properties fo:background-color="#FF0000"/>
    </style:style>
    <style:style style:name="P333" style:parent-style-name="Normál" style:family="paragraph">
      <style:text-properties fo:background-color="#FF0000"/>
    </style:style>
    <style:style style:name="P334" style:parent-style-name="Normál" style:family="paragraph">
      <style:text-properties fo:background-color="#FF0000"/>
    </style:style>
    <style:style style:name="P335" style:parent-style-name="Normál" style:family="paragraph">
      <style:text-properties fo:background-color="#FF0000"/>
    </style:style>
    <style:style style:name="P336" style:parent-style-name="Normál" style:family="paragraph">
      <style:text-properties fo:background-color="#FF0000"/>
    </style:style>
    <style:style style:name="P337" style:parent-style-name="Normál" style:family="paragraph">
      <style:text-properties fo:background-color="#FF0000"/>
    </style:style>
    <style:style style:name="P338" style:parent-style-name="Normál" style:family="paragraph">
      <style:text-properties fo:background-color="#FF0000"/>
    </style:style>
    <style:style style:name="P339" style:parent-style-name="Normál" style:family="paragraph">
      <style:text-properties fo:background-color="#FF0000"/>
    </style:style>
    <style:style style:name="P340" style:parent-style-name="Normál" style:family="paragraph">
      <style:text-properties fo:background-color="#FF0000"/>
    </style:style>
    <style:style style:name="P341" style:parent-style-name="Normál" style:family="paragraph">
      <style:text-properties fo:background-color="#FF0000"/>
    </style:style>
    <style:style style:name="P342" style:parent-style-name="Normál" style:family="paragraph">
      <style:text-properties fo:background-color="#FF0000"/>
    </style:style>
    <style:style style:name="P343" style:parent-style-name="Normál" style:family="paragraph">
      <style:text-properties fo:background-color="#FF0000"/>
    </style:style>
    <style:style style:name="P344" style:parent-style-name="Normál" style:family="paragraph">
      <style:text-properties fo:background-color="#FF0000"/>
    </style:style>
    <style:style style:name="P345" style:parent-style-name="Normál" style:family="paragraph">
      <style:text-properties fo:background-color="#FF0000"/>
    </style:style>
    <style:style style:name="P346" style:parent-style-name="Normál" style:family="paragraph">
      <style:text-properties fo:background-color="#FF0000"/>
    </style:style>
    <style:style style:name="P347" style:parent-style-name="Normál" style:family="paragraph">
      <style:text-properties fo:background-color="#FF0000"/>
    </style:style>
    <style:style style:name="P348" style:parent-style-name="Normál" style:family="paragraph">
      <style:text-properties fo:background-color="#FF0000"/>
    </style:style>
    <style:style style:name="P349" style:parent-style-name="Normál" style:family="paragraph">
      <style:text-properties fo:background-color="#FF0000"/>
    </style:style>
    <style:style style:name="P350" style:parent-style-name="Normál" style:family="paragraph">
      <style:text-properties fo:background-color="#FF0000"/>
    </style:style>
    <style:style style:name="P351" style:parent-style-name="Normál" style:family="paragraph">
      <style:text-properties fo:background-color="#FF0000"/>
    </style:style>
    <style:style style:name="P352" style:parent-style-name="Normál" style:family="paragraph">
      <style:text-properties fo:background-color="#FF0000"/>
    </style:style>
    <style:style style:name="P353" style:parent-style-name="Normál" style:family="paragraph">
      <style:text-properties fo:background-color="#FF0000"/>
    </style:style>
    <style:style style:name="P354" style:parent-style-name="Normál" style:family="paragraph">
      <style:text-properties fo:background-color="#FF0000"/>
    </style:style>
    <style:style style:name="P355" style:parent-style-name="Normál" style:family="paragraph">
      <style:text-properties fo:background-color="#FF0000"/>
    </style:style>
    <style:style style:name="P356" style:parent-style-name="Normál" style:family="paragraph">
      <style:text-properties fo:background-color="#FF0000"/>
    </style:style>
    <style:style style:name="T357" style:parent-style-name="Bekezdésalapbetűtípusa" style:family="text">
      <style:text-properties fo:background-color="#0000FF"/>
    </style:style>
    <style:style style:name="P358" style:parent-style-name="Normál" style:family="paragraph">
      <style:text-properties fo:background-color="#FF0000"/>
    </style:style>
    <style:style style:name="P359" style:parent-style-name="Normál" style:family="paragraph">
      <style:text-properties fo:background-color="#FF0000"/>
    </style:style>
    <style:style style:name="P360" style:parent-style-name="Normál" style:family="paragraph">
      <style:text-properties fo:background-color="#FF0000"/>
    </style:style>
    <style:style style:name="P361" style:parent-style-name="Normál" style:family="paragraph">
      <style:text-properties fo:background-color="#FF0000"/>
    </style:style>
    <style:style style:name="P362" style:parent-style-name="Normál" style:family="paragraph">
      <style:text-properties fo:background-color="#FF0000"/>
    </style:style>
    <style:style style:name="P363" style:parent-style-name="Normál" style:family="paragraph">
      <style:text-properties fo:background-color="#FF0000"/>
    </style:style>
    <style:style style:name="P364" style:parent-style-name="Normál" style:family="paragraph">
      <style:text-properties fo:background-color="#FF0000"/>
    </style:style>
    <style:style style:name="P365" style:parent-style-name="Normál" style:family="paragraph">
      <style:text-properties fo:background-color="#FF0000"/>
    </style:style>
    <style:style style:name="P366" style:parent-style-name="Normál" style:family="paragraph">
      <style:text-properties fo:background-color="#FF0000"/>
    </style:style>
    <style:style style:name="P367" style:parent-style-name="Normál" style:family="paragraph">
      <style:text-properties fo:background-color="#FF0000"/>
    </style:style>
    <style:style style:name="P368" style:parent-style-name="Normál" style:family="paragraph">
      <style:text-properties fo:background-color="#FF0000"/>
    </style:style>
    <style:style style:name="P369" style:parent-style-name="Normál" style:family="paragraph">
      <style:text-properties fo:background-color="#FF0000"/>
    </style:style>
    <style:style style:name="P370" style:parent-style-name="Normál" style:family="paragraph">
      <style:text-properties fo:background-color="#FF0000"/>
    </style:style>
    <style:style style:name="P371" style:parent-style-name="Normál" style:family="paragraph">
      <style:text-properties fo:background-color="#FF0000"/>
    </style:style>
    <style:style style:name="P372" style:parent-style-name="Normál" style:family="paragraph">
      <style:text-properties fo:background-color="#FF0000"/>
    </style:style>
    <style:style style:name="P373" style:parent-style-name="Normál" style:family="paragraph">
      <style:text-properties fo:background-color="#FF0000"/>
    </style:style>
    <style:style style:name="P374" style:parent-style-name="Normál" style:family="paragraph">
      <style:text-properties fo:background-color="#FF0000"/>
    </style:style>
    <style:style style:name="P375" style:parent-style-name="Normál" style:family="paragraph">
      <style:text-properties fo:background-color="#FF0000"/>
    </style:style>
    <style:style style:name="P376" style:parent-style-name="Normál" style:family="paragraph">
      <style:text-properties fo:background-color="#FF0000"/>
    </style:style>
    <style:style style:name="P377" style:parent-style-name="Normál" style:family="paragraph">
      <style:text-properties fo:background-color="#FF0000"/>
    </style:style>
    <style:style style:name="P378" style:parent-style-name="Normál" style:family="paragraph">
      <style:text-properties fo:background-color="#FF0000"/>
    </style:style>
    <style:style style:name="P379" style:parent-style-name="Normál" style:family="paragraph">
      <style:text-properties fo:background-color="#FF0000"/>
    </style:style>
    <style:style style:name="P380" style:parent-style-name="Normál" style:family="paragraph">
      <style:text-properties fo:background-color="#FF0000"/>
    </style:style>
    <style:style style:name="P381" style:parent-style-name="Normál" style:family="paragraph">
      <style:text-properties fo:background-color="#FF0000"/>
    </style:style>
    <style:style style:name="P382" style:parent-style-name="Normál" style:family="paragraph">
      <style:text-properties fo:background-color="#FF0000"/>
    </style:style>
    <style:style style:name="P383" style:parent-style-name="Normál" style:family="paragraph">
      <style:text-properties fo:background-color="#FF0000"/>
    </style:style>
    <style:style style:name="P384" style:parent-style-name="Normál" style:family="paragraph">
      <style:text-properties fo:background-color="#FF0000"/>
    </style:style>
    <style:style style:name="P385" style:parent-style-name="Normál" style:family="paragraph">
      <style:text-properties fo:background-color="#FF0000"/>
    </style:style>
    <style:style style:name="P386" style:parent-style-name="Normál" style:family="paragraph">
      <style:text-properties fo:background-color="#FF0000"/>
    </style:style>
    <style:style style:name="P387" style:parent-style-name="Normál" style:family="paragraph">
      <style:text-properties fo:background-color="#FF0000"/>
    </style:style>
    <style:style style:name="P388" style:parent-style-name="Normál" style:family="paragraph">
      <style:text-properties fo:background-color="#FF0000"/>
    </style:style>
    <style:style style:name="P389" style:parent-style-name="Normál" style:family="paragraph">
      <style:text-properties fo:background-color="#FF0000"/>
    </style:style>
    <style:style style:name="P390" style:parent-style-name="Normál" style:family="paragraph">
      <style:text-properties fo:background-color="#FF0000"/>
    </style:style>
    <style:style style:name="P391" style:parent-style-name="Normál" style:family="paragraph">
      <style:text-properties fo:background-color="#FF0000"/>
    </style:style>
    <style:style style:name="P392" style:parent-style-name="Normál" style:family="paragraph">
      <style:text-properties fo:background-color="#FF0000"/>
    </style:style>
    <style:style style:name="P393" style:parent-style-name="Normál" style:family="paragraph">
      <style:text-properties fo:background-color="#FF0000"/>
    </style:style>
    <style:style style:name="P394" style:parent-style-name="Normál" style:family="paragraph">
      <style:text-properties fo:background-color="#FF0000"/>
    </style:style>
    <style:style style:name="P395" style:parent-style-name="Normál" style:family="paragraph">
      <style:text-properties fo:background-color="#FF0000"/>
    </style:style>
    <style:style style:name="P396" style:parent-style-name="Normál" style:family="paragraph">
      <style:text-properties fo:background-color="#FF0000"/>
    </style:style>
    <style:style style:name="P397" style:parent-style-name="Normál" style:family="paragraph">
      <style:text-properties fo:background-color="#FF0000"/>
    </style:style>
    <style:style style:name="P398" style:parent-style-name="Normál" style:family="paragraph">
      <style:text-properties fo:background-color="#FF0000"/>
    </style:style>
    <style:style style:name="P399" style:parent-style-name="Normál" style:family="paragraph">
      <style:text-properties fo:background-color="#FF0000"/>
    </style:style>
    <style:style style:name="P400" style:parent-style-name="Normál" style:family="paragraph">
      <style:text-properties fo:background-color="#FF0000"/>
    </style:style>
    <style:style style:name="P401" style:parent-style-name="Normál" style:family="paragraph">
      <style:text-properties fo:background-color="#FF0000"/>
    </style:style>
    <style:style style:name="P402" style:parent-style-name="Normál" style:family="paragraph">
      <style:text-properties fo:background-color="#FF0000"/>
    </style:style>
    <style:style style:name="P403" style:parent-style-name="Normál" style:family="paragraph">
      <style:text-properties fo:background-color="#FF0000"/>
    </style:style>
    <style:style style:name="P404" style:parent-style-name="Normál" style:family="paragraph">
      <style:text-properties fo:background-color="#FF0000"/>
    </style:style>
    <style:style style:name="P405" style:parent-style-name="Normál" style:family="paragraph">
      <style:text-properties fo:background-color="#FF0000"/>
    </style:style>
    <style:style style:name="P406" style:parent-style-name="Normál" style:family="paragraph">
      <style:text-properties fo:background-color="#FF0000"/>
    </style:style>
    <style:style style:name="P407" style:parent-style-name="Normál" style:family="paragraph">
      <style:text-properties fo:background-color="#FF0000"/>
    </style:style>
    <style:style style:name="T408" style:parent-style-name="Bekezdésalapbetűtípusa" style:family="text">
      <style:text-properties fo:background-color="#FF0000"/>
    </style:style>
  </office:automatic-styles>
  <office:body>
    <office:text text:use-soft-page-breaks="true">
      <text:p text:style-name="P1"/>
      <text:p text:style-name="P2"><text:span text:style-name="T3">&lt;link rel="stylesheet" href="https://cdn.jsdelivr.net/npm/bootstrap@4.5.3/dist/css/bootstrap.min.css" integrity="sha384-TX8t27EcRE3e/ihU7zmQxVncDAy5uIKz4rEkgIXeMed4M0jlfIDPvg6uqKI2xXr2" crossorigin="anonymous"&gt;</text:span></text:p>
      <text:p text:style-name="P4"/>
      <text:p text:style-name="P5">&lt;!DOCTYPE html&gt;</text:p>
      <text:p text:style-name="P6"><text:span text:style-name="T7">&lt;</text:span><text:a xlink:href="http://december.com/html/4/element/html.html" office:target-frame-name="_blank" xlink:show="new"><text:span text:style-name="T8">html</text:span></text:a><text:span text:style-name="T9"><text:s/>lang="hu"&gt;</text:span></text:p>
      <text:p text:style-name="P10"><text:span text:style-name="T11">&lt;</text:span><text:a xlink:href="http://december.com/html/4/element/head.html" office:target-frame-name="_blank" xlink:show="new"><text:span text:style-name="T12">head</text:span></text:a><text:span text:style-name="T13">&gt;</text:span></text:p>
      <text:p text:style-name="P14"><text:span text:style-name="T15">&lt;</text:span><text:a xlink:href="http://december.com/html/4/element/meta.html" office:target-frame-name="_blank" xlink:show="new"><text:span text:style-name="T16">meta</text:span></text:a><text:span text:style-name="T17"><text:s/>charset="utf-8" /&gt;</text:span></text:p>
      <text:p text:style-name="P18"><text:span text:style-name="T19">&lt;</text:span><text:a xlink:href="http://december.com/html/4/element/title.html" office:target-frame-name="_blank" xlink:show="new"><text:span text:style-name="T20">title</text:span></text:a><text:span text:style-name="T21">&gt;Bootstrap példa&lt;/</text:span><text:a xlink:href="http://december.com/html/4/element/title.html" office:target-frame-name="_blank" xlink:show="new"><text:span text:style-name="T22">title</text:span></text:a><text:span text:style-name="T23">&gt;</text:span></text:p>
      <text:p text:style-name="P24"><text:span text:style-name="T25">&lt;</text:span><text:a xlink:href="http://december.com/html/4/element/meta.html" office:target-frame-name="_blank" xlink:show="new"><text:span text:style-name="T26">meta</text:span></text:a><text:span text:style-name="T27"><text:s/>name="viewport" content="width=device-width, initial-scale=1"&gt;</text:span></text:p>
      <text:p text:style-name="P28"><text:span text:style-name="T29">&lt;</text:span><text:a xlink:href="http://december.com/html/4/element/link.html" office:target-frame-name="_blank" xlink:show="new"><text:span text:style-name="T30">link</text:span></text:a><text:span text:style-name="T31"><text:s/>rel="stylesheet" href="https://cdn.jsdelivr.net/npm/bootstrap@4.5.3/dist/css/bootstrap.min.css" integrity="sha384-TX8t27EcRE3e/ihU7zmQxVncDAy5uIKz4rEkgIXeMed4M0jlfIDPvg6uqKI2xXr2" crossorigin="anonymous"&gt;</text:span></text:p>
      <text:p text:style-name="P32"><text:span text:style-name="T33">&lt;</text:span><text:a xlink:href="http://december.com/html/4/element/link.html" office:target-frame-name="_blank" xlink:show="new"><text:span text:style-name="T34">link</text:span></text:a><text:span text:style-name="T35"><text:s/>rel="stylesheet" href="sajat.css"&gt;</text:span></text:p>
      <text:p text:style-name="P36"><text:span text:style-name="T37">&lt;/</text:span><text:a xlink:href="http://december.com/html/4/element/head.html" office:target-frame-name="_blank" xlink:show="new"><text:span text:style-name="T38">head</text:span></text:a><text:span text:style-name="T39">&gt;</text:span></text:p>
      <text:p text:style-name="P40"><text:span text:style-name="T41">&lt;</text:span><text:a xlink:href="http://december.com/html/4/element/body.html" office:target-frame-name="_blank" xlink:show="new"><text:span text:style-name="T42">body</text:span></text:a><text:span text:style-name="T43">&gt;</text:span></text:p>
      <text:p text:style-name="P44"> </text:p>
      <text:p text:style-name="P45"><text:span text:style-name="T46">&lt;</text:span><text:a xlink:href="http://december.com/html/4/element/h1.html" office:target-frame-name="_blank" xlink:show="new"><text:span text:style-name="T47">h1</text:span></text:a><text:span text:style-name="T48">&gt;Példa weblap&lt;/</text:span><text:a xlink:href="http://december.com/html/4/element/h1.html" office:target-frame-name="_blank" xlink:show="new"><text:span text:style-name="T49">h1</text:span></text:a><text:span text:style-name="T50">&gt;</text:span></text:p>
      <text:p text:style-name="P51"> </text:p>
      <text:p text:style-name="P52"><text:span text:style-name="T53">&lt;</text:span><text:a xlink:href="http://december.com/html/4/element/p.html" office:target-frame-name="_blank" xlink:show="new"><text:span text:style-name="T54">p</text:span></text:a><text:span text:style-name="T55">&gt;Bootstrap példaweblap&lt;/</text:span><text:a xlink:href="http://december.com/html/4/element/p.html" office:target-frame-name="_blank" xlink:show="new"><text:span text:style-name="T56">p</text:span></text:a><text:span text:style-name="T57">&gt;</text:span></text:p>
      <text:p text:style-name="P58"> </text:p>
      <text:p text:style-name="P59"><text:span text:style-name="T60">&lt;/</text:span><text:a xlink:href="http://december.com/html/4/element/body.html" office:target-frame-name="_blank" xlink:show="new"><text:span text:style-name="T61">body</text:span></text:a><text:span text:style-name="T62">&gt;</text:span></text:p>
      <text:p text:style-name="P63"><text:span text:style-name="T64">&lt;/</text:span><text:a xlink:href="http://december.com/html/4/element/html.html" office:target-frame-name="_blank" xlink:show="new"><text:span text:style-name="T65">html</text:span></text:a><text:span text:style-name="T66">&gt;</text:span></text:p>
      <text:p text:style-name="P67"/>
      <text:p text:style-name="P68"/>
      <text:p text:style-name="P69"><text:span text:style-name="T70">&lt;</text:span><text:a xlink:href="http://december.com/html/4/element/meta.html" office:target-frame-name="_blank" xlink:show="new"><text:span text:style-name="T71">meta</text:span></text:a><text:span text:style-name="T72"><text:s/>name="viewport" content="width=device-width, initial-scale=1"&gt;</text:span></text:p>
      <text:p text:style-name="P73"><text:span text:style-name="T74">&lt;</text:span><text:a xlink:href="http://december.com/html/4/element/link.html" office:target-frame-name="_blank" xlink:show="new"><text:span text:style-name="T75">link</text:span></text:a><text:span text:style-name="T76"><text:s/>rel="stylesheet" href="https://cdn.jsdelivr.net/npm/bootstrap@4.5.3/dist/css/bootstrap.min.css" integrity="sha384-TX8t27EcRE3e/ihU7zmQxVncDAy5uIKz4rEkgIXeMed4M0jlfIDPvg6uqKI2xXr2" crossorigin="anonymous"&gt;</text:span></text:p>
      <text:p text:style-name="P77"><text:span text:style-name="T78">&lt;</text:span><text:a xlink:href="http://december.com/html/4/element/link.html" office:target-frame-name="_blank" xlink:show="new"><text:span text:style-name="T79">link</text:span></text:a><text:span text:style-name="T80"><text:s/>rel="stylesheet" href="sajat.css"&gt;</text:span></text:p>
      <text:p text:style-name="P81"/>
      <text:p text:style-name="P82"/>
      <text:p text:style-name="P83"/>
      <text:p text:style-name="P84"/>
      <text:p text:style-name="P85"><text:span text:style-name="T86">&lt;</text:span><text:a xlink:href="http://december.com/html/4/element/meta.html" office:target-frame-name="_blank" xlink:show="new"><text:span text:style-name="T87">meta</text:span></text:a><text:span text:style-name="T88"><text:s/>name="viewport" content="width=device-width, initial-scale=1"&gt;</text:span></text:p>
      <text:p text:style-name="P89"><text:span text:style-name="T90">&lt;</text:span><text:a xlink:href="http://december.com/html/4/element/link.html" office:target-frame-name="_blank" xlink:show="new"><text:span text:style-name="T91">link</text:span></text:a><text:span text:style-name="T92"><text:s/>rel="stylesheet" href="https://cdn.jsdelivr.net/npm/bootstrap@4.5.3/dist/css/bootstrap.min.css" integrity="sha384-TX8t27EcRE3e/ihU7zmQxVncDAy5uIKz4rEkgIXeMed4M0jlfIDPvg6uqKI2xXr2" crossorigin="anonymous"&gt;</text:span></text:p>
      <text:p text:style-name="P93"><text:span text:style-name="T94">&lt;</text:span><text:a xlink:href="http://december.com/html/4/element/link.html" office:target-frame-name="_blank" xlink:show="new"><text:span text:style-name="T95">link</text:span></text:a><text:span text:style-name="T96"><text:s/>rel="stylesheet" href="</text:span><text:span text:style-name="T97">style</text:span><text:span text:style-name="T98">.css"&gt;</text:span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<text:span text:style-name="T108">&lt;link rel="stylesheet" href="</text:span><text:span text:style-name="T109">style</text:span><text:span text:style-name="T110">.css"&gt;</text:span></text:p>
      <text:p text:style-name="P111"/>
      <text:p text:style-name="P112">&lt;html lang="hu"&gt;</text:p>
      <text:p text:style-name="P113"/>
      <text:p text:style-name="P114">&lt;head&gt;</text:p>
      <text:p text:style-name="P115">&lt;meta charset="utf-8" /&gt;</text:p>
      <text:p text:style-name="P116">&lt;title&gt;Esti&lt;/title&gt;</text:p>
      <text:p text:style-name="P117">&lt;meta name="viewport" content="Geany 1.36" /&gt;</text:p>
      <text:soft-page-break/>
      <text:p text:style-name="P118">&lt;link rel="stylesheet" href="https://cdn.jsdelivr.net/npm/bootstrap@4.6.0/dist/css/bootstrap.min.css" integrity="sha384-B0vP5xmATw1+K9KRQjQERJvTumQW0nPEzvF6L/Z6nronJ3oUOFUFpCjEUQouq2+l" crossorigin="anonymous"&gt;</text:p>
      <text:p text:style-name="P119"><text:span text:style-name="T120">&lt;link rel="stylesheet" href="style.css"</text:span><text:span text:style-name="T121">&gt;</text:span></text:p>
      <text:p text:style-name="P122"/>
      <text:p text:style-name="P123">&lt;/head&gt;</text:p>
      <text:p text:style-name="P124"/>
      <text:p text:style-name="P125">&lt;body&gt;</text:p>
      <text:p text:style-name="P126"/>
      <text:p text:style-name="P127">&lt;div class="container content"&gt;</text:p>
      <text:p text:style-name="P128"><text:tab/>&lt;div class="row bg-dark text-white header"&gt;<text:tab/><text:tab/></text:p>
      <text:p text:style-name="P129"><text:tab/><text:tab/>&lt;div class="col-md-4 title"&gt;</text:p>
      <text:p text:style-name="P130"><text:tab/><text:tab/><text:tab/>&lt;h1&gt;Konstantin&lt;/h1&gt;</text:p>
      <text:p text:style-name="P131"><text:tab/><text:tab/><text:tab/></text:p>
      <text:p text:style-name="P132"><text:tab/><text:tab/><text:tab/>&lt;p&gt;</text:p>
      <text:p text:style-name="P133"><text:tab/><text:tab/><text:tab/>II. Konstantin havasalföldi fejedelem</text:p>
      <text:p text:style-name="P134"><text:tab/><text:tab/><text:tab/>&lt;/p&gt;</text:p>
      <text:p text:style-name="P135">II. (Szent) Konstantin (románul: Constantin Brâncoveanu; Brâncoveni, 1654. augusztus 15. – Isztambul, 1714. augusztus 15.) Havasalföld fejedelme volt 1688 és 1714 között.</text:p>
      <text:p text:style-name="P136"/>
      <text:p text:style-name="P137">&lt;h2&gt;Élete&lt;/h2&gt;</text:p>
      <text:p text:style-name="P138">&lt;img scr="constantin_01.jpg" alt="Konstantin"&gt;</text:p>
      <text:p text:style-name="P139">&lt;p&gt;</text:p>
      <text:p text:style-name="P140">A Craiovești-bojárok családjából származott, rokona volt Matei Basarabnak. Nagybátyja, Constantin Cantacuzino házában nevelkedett és hamarosan belekeveredett a Constantin és Șerban Cantacuzino közötti konfliktusba. Miután ez utóbbi gyanús körülmények között elhunyt, Brâncoveanu került a trónra. Eleinte Constantin Cantacuzino támogatta, de később szembekerültek egymással és Cantacuzino száműzetésbe kényszerült.</text:p>
      <text:p text:style-name="P141">&lt;/p&gt;</text:p>
      <text:p text:style-name="P142">&lt;p&gt;</text:p>
      <text:p text:style-name="P143">Maria nevű felesége Antal Vodă lánya volt. Négy fiuk (Constantin, Ștefan, Radu és Matei) és hét lányuk (Stanca, Maria, Safta, Ancuța, Elenca, Bălașa és Smaranda) született. Maria úrnő gazdálkodott a hatalmas Brâncoveanu-vagyonnal, számon tartva minden birtokot, házat és a Nyugat-Európa bankjaiban elhelyezett pénzösszegeket.</text:p>
      <text:p text:style-name="P144">&lt;/p&gt;</text:p>
      <text:p text:style-name="P145"/>
      <text:p text:style-name="P146">Konstantin</text:p>
      <text:p text:style-name="P147"/>
      <text:p text:style-name="P148">Külpolitikája</text:p>
      <text:p text:style-name="P149">&lt;p&gt;</text:p>
      <text:p text:style-name="P150">1709-ig sikeresen egyensúlyozott az Oszmán Birodalom és a Német-római Birodalom között. Ez utóbbival több titkos egyezményt kötött, melynek fejében német nemesi címet és német birtokokat kapott. Ám 1709-ben a kedvezőtlen európai helyzet és a Brâncoveanu által elkövetett politikai hibák a család bukásához vezettek. Ebben az évben történt, hogy I. (Nagy) Péter orosz cár Poltavánál legyőzte XII. Károly svéd királyt és az orosz hadsereg behatolt Moldva területére, hogy ott ütközzön meg a török szultánnal. Brâncoveanu szövetkezni akart az oroszokkal, ezért levelet írt Nagy Péter cárnak, amelyben segítséget kínált a hadsereg ellátásához. Cserébe a cár 300 zacskó aranyat küldött. A török porta a biztonság érdekében Dimitrie Cantemirt tette meg moldvai fejedelemnek, aki közismerten a Brâncoveanu-család ellensége volt. Cantemir azt a megbízást kapta, hogy Brâncoveanu minden mozgását jelentse a szultánnak, ő azonban ehelyett a szövetségre lépett a cárral. Az óvatos Brâncoveanu kétkulacsos játékba kezdett: összevonta a seregeit a moldvai határ mellett. Ha az oroszok behatoltak volna Havasalföldre, akkor velük lépett volna<text:s/><text:soft-page-break/>szövetségre, ha azonban a törökök gyorsabbak lettek volna az oroszoknál, akkor Brâncoveanu a törökök pártján szándékozott maradni. Ezek a tervek azonban meghiúsultak, mivel a fejedelem unokatestvére, Toma Cantacuzino, több bojárral együtt a cári táborba szökött. Brâncoveanu ijedtében visszaküldte a cárnak a 300 zacskó aranyat, az ellátmányt pedig a törököknek adta, akik így le tudták győzni a cárt.</text:p>
      <text:p text:style-name="P151">&lt;/p&gt;</text:p>
      <text:p text:style-name="P152">Uralkodásának vége</text:p>
      <text:p text:style-name="P153">&lt;p&gt;</text:p>
      <text:p text:style-name="P154">1711-ben a szultán bosszúállásra készült és tervét csak három év múlva kezdte életbe léptetni, amikor Brâncoveanu nem is gyanította, hogy ellensége lenne. 1714-ben III. Ahmed szultán megfosztotta trónjától és Isztambulba vitette, ahol a Héttorony foglya lett. A törökök megkínozták, hogy árulja el roppant vagyonának a hollétét, majd 1714 augusztusában négy fiával egyszerre kivégezték. A Román Ortodox Egyház összekapcsolta a kivégzését a keresztény hitével és 1992-ben szentté és vértanúvá nyilvánította fiaival együtt; az ünnepük augusztus 16-án van.</text:p>
      <text:p text:style-name="P155">&lt;/p&gt;</text:p>
      <text:p text:style-name="P156">A kultúra támogatója</text:p>
      <text:p text:style-name="P157"/>
      <text:p text:style-name="P158">&lt;p&gt;</text:p>
      <text:p text:style-name="P159">Híres mecénás volt. Nyomdát alapított Bukarestben, ahol Antim Ivireanul vezetésével sok román, görög, szláv, arab, török és örmény szöveget nyomtattak. Ő alapította a bukaresti akadémiát is a Szent Száva-kolostor épületében, ahol a tanítás ógörög nyelven folyt. Uralkodása alatt egy új stílus alakult ki Havasalföldön a velencei reneszánsz és a bizánci építészet szintéziseként, amelyet Brâncoveanu-stílus-nak neveznek. A stílus legszebb példái az 1702-ben épült bukaresti Mogoșoaia-palota illetve a Brâncoveanu által alapított Horezu-kolostor.</text:p>
      <text:p text:style-name="P160">&lt;/p&gt;</text:p>
      <text:p text:style-name="P161"/>
      <text:p text:style-name="P162"><text:tab/>&lt;/div&gt;</text:p>
      <text:p text:style-name="P163"><text:tab/></text:p>
      <text:p text:style-name="P164"/>
      <text:p text:style-name="P165">&lt;h2&gt;&lt;/h2&gt;</text:p>
      <text:p text:style-name="P166">&lt;img scr="constantin02.t"</text:p>
      <text:p text:style-name="P167"><text:tab/></text:p>
      <text:p text:style-name="P168"><text:tab/><text:tab/>&lt;</text:p>
      <text:p text:style-name="P169"><text:tab/>&lt;/div&gt;<text:tab/></text:p>
      <text:p text:style-name="P170">&lt;/body&gt;</text:p>
      <text:p text:style-name="P171"/>
      <text:p text:style-name="P172"/>
      <text:p text:style-name="P173">&lt;/head&gt;<text:s/></text:p>
      <text:p text:style-name="P174"/>
      <text:p text:style-name="P175"/>
      <text:p text:style-name="P176">&lt;/body&gt;</text:p>
      <text:p text:style-name="P177"/>
      <text:p text:style-name="P178"><text:span text:style-name="T179">&lt;/html&gt;</text:span></text:p>
      <text:p text:style-name="P180"/>
      <text:p text:style-name="P181"/>
      <text:p text:style-name="P182"/>
      <text:p text:style-name="P183">html lang="hu"&gt;</text:p>
      <text:p text:style-name="P184"/>
      <text:p text:style-name="P185">&lt;head&gt;</text:p>
      <text:p text:style-name="P186">&lt;meta charset="utf-8" /&gt;</text:p>
      <text:p text:style-name="P187">&lt;title&gt;Esti&lt;/title&gt;</text:p>
      <text:p text:style-name="P188">&lt;meta name="viewport" content="Geany 1.36" /&gt;</text:p>
      <text:soft-page-break/>
      <text:p text:style-name="P189">&lt;link rel="stylesheet" href="https://cdn.jsdelivr.net/npm/bootstrap@4.6.0/dist/css/bootstrap.min.css" integrity="sha384-B0vP5xmATw1+K9KRQjQERJvTumQW0nPEzvF6L/Z6nronJ3oUOFUFpCjEUQouq2+l" crossorigin="anonymous"&gt;</text:p>
      <text:p text:style-name="P190">&lt;link rel="stylesheet" href="style.css"&gt;</text:p>
      <text:p text:style-name="P191"/>
      <text:p text:style-name="P192">&lt;/head&gt;</text:p>
      <text:p text:style-name="P193"/>
      <text:p text:style-name="P194">&lt;body&gt;</text:p>
      <text:p text:style-name="P195"/>
      <text:p text:style-name="P196">&lt;div class="container content"&gt;</text:p>
      <text:p text:style-name="P197"><text:tab/>&lt;div class="row bg-dark text-white header"&gt;<text:tab/><text:tab/></text:p>
      <text:p text:style-name="P198"><text:tab/><text:tab/>&lt;div class="col-md-4 title"&gt;</text:p>
      <text:p text:style-name="P199"><text:tab/><text:tab/><text:tab/>&lt;h1&gt;Konstantin&lt;/h1&gt;</text:p>
      <text:p text:style-name="P200"><text:tab/><text:tab/><text:tab/></text:p>
      <text:p text:style-name="P201"><text:tab/><text:tab/><text:tab/>&lt;p&gt;</text:p>
      <text:p text:style-name="P202"><text:tab/><text:tab/><text:tab/>II. Konstantin havasalföldi fejedelem</text:p>
      <text:p text:style-name="P203"><text:tab/><text:tab/><text:tab/>&lt;/p&gt;</text:p>
      <text:p text:style-name="P204">II. (Szent) Konstantin (románul: Constantin Brâncoveanu; Brâncoveni, 1654. augusztus 15. – Isztambul, 1714. augusztus 15.) Havasalföld fejedelme volt 1688 és 1714 között.</text:p>
      <text:p text:style-name="P205"/>
      <text:p text:style-name="P206">&lt;h2&gt;Élete&lt;/h2&gt;</text:p>
      <text:p text:style-name="P207">&lt;img scr="constantin_01.jpg" alt="Konstantin"<text:s/></text:p>
      <text:p text:style-name="P208">class`"kep1"&gt;</text:p>
      <text:p text:style-name="P209"/>
      <text:p text:style-name="P210">&lt;p&gt;</text:p>
      <text:p text:style-name="P211">A Craiovești-bojárok családjából származott, rokona volt Matei Basarabnak. Nagybátyja, Constantin Cantacuzino házában nevelkedett és hamarosan belekeveredett a Constantin és Șerban Cantacuzino közötti konfliktusba. Miután ez utóbbi gyanús körülmények között elhunyt, Brâncoveanu került a trónra. Eleinte Constantin Cantacuzino támogatta, de később szembekerültek egymással és Cantacuzino száműzetésbe kényszerült.</text:p>
      <text:p text:style-name="P212">&lt;/p&gt;</text:p>
      <text:p text:style-name="P213">&lt;p&gt;</text:p>
      <text:p text:style-name="P214">Maria nevű felesége Antal Vodă lánya volt. Négy fiuk (Constantin, Ștefan, Radu és Matei) és hét lányuk (Stanca, Maria, Safta, Ancuța, Elenca, Bălașa és Smaranda) született. Maria úrnő gazdálkodott a hatalmas Brâncoveanu-vagyonnal, számon tartva minden birtokot, házat és a Nyugat-Európa bankjaiban elhelyezett pénzösszegeket.</text:p>
      <text:soft-page-break/>
      <text:p text:style-name="P215">&lt;/p&gt;</text:p>
      <text:p text:style-name="P216"/>
      <text:p text:style-name="P217">Konstantin</text:p>
      <text:p text:style-name="P218"/>
      <text:p text:style-name="P219">&lt;h2&gt;Külpolitikája&lt;/h2&gt;</text:p>
      <text:p text:style-name="P220">&lt;img scr="constantin_02.jpg" alt="Konstantin"</text:p>
      <text:p text:style-name="P221">class`"kep2"&gt;</text:p>
      <text:p text:style-name="P222">&lt;p&gt;</text:p>
      <text:p text:style-name="P223">1709-ig sikeresen egyensúlyozott az Oszmán Birodalom és a Német-római Birodalom között. Ez utóbbival több titkos egyezményt kötött, melynek fejében német nemesi címet és német birtokokat kapott. Ám 1709-ben a kedvezőtlen európai helyzet és a Brâncoveanu által elkövetett politikai hibák a család bukásához vezettek. Ebben az évben történt, hogy I. (Nagy) Péter orosz cár Poltavánál legyőzte XII. Károly svéd királyt és az orosz hadsereg behatolt Moldva területére, hogy ott ütközzön meg a török szultánnal. Brâncoveanu szövetkezni akart az oroszokkal, ezért levelet írt Nagy Péter cárnak, amelyben segítséget kínált a hadsereg ellátásához. Cserébe a cár 300 zacskó aranyat küldött. A török porta a biztonság érdekében Dimitrie Cantemirt tette meg moldvai fejedelemnek, aki közismerten a Brâncoveanu-család ellensége volt. Cantemir azt a megbízást kapta, hogy Brâncoveanu minden mozgását jelentse a szultánnak, ő azonban ehelyett a szövetségre lépett a cárral. Az óvatos Brâncoveanu kétkulacsos játékba kezdett: összevonta a seregeit a moldvai határ mellett. Ha az oroszok behatoltak volna Havasalföldre, akkor velük lépett volna szövetségre, ha azonban a törökök gyorsabbak lettek volna az oroszoknál, akkor Brâncoveanu a törökök pártján szándékozott maradni. Ezek a tervek azonban meghiúsultak, mivel a fejedelem unokatestvére, Toma Cantacuzino, több bojárral együtt a cári táborba szökött. Brâncoveanu ijedtében visszaküldte a cárnak a 300 zacskó aranyat, az ellátmányt pedig a törököknek adta, akik így le tudták győzni a cárt.</text:p>
      <text:p text:style-name="P224">&lt;/p&gt;</text:p>
      <text:p text:style-name="P225">&lt;h2&gt;Uralkodásának vége&lt;/h2&gt;</text:p>
      <text:p text:style-name="P226">&lt;p&gt;</text:p>
      <text:p text:style-name="P227">1711-ben a szultán bosszúállásra készült és tervét csak három év múlva kezdte életbe léptetni, amikor Brâncoveanu nem is gyanította, hogy ellensége lenne. 1714-ben III. Ahmed szultán megfosztotta trónjától és Isztambulba vitette, ahol a Héttorony foglya lett. A törökök megkínozták, hogy árulja el roppant vagyonának a hollétét, majd 1714 augusztusában négy fiával egyszerre kivégezték. A Román Ortodox Egyház összekapcsolta a kivégzését a keresztény hitével és 1992-ben szentté és vértanúvá nyilvánította fiaival együtt; az ünnepük augusztus 16-án van.</text:p>
      <text:p text:style-name="P228">&lt;/p&gt;</text:p>
      <text:p text:style-name="P229">&lt;h2&gt;A kultúra támogatója&lt;/h2&gt;</text:p>
      <text:p text:style-name="P230"/>
      <text:p text:style-name="P231">&lt;p&gt;</text:p>
      <text:p text:style-name="P232">Híres mecénás volt. Nyomdát alapított Bukarestben, ahol Antim Ivireanul vezetésével sok román, görög, szláv, arab, török és örmény szöveget<text:s/><text:soft-page-break/>nyomtattak. Ő alapította a bukaresti akadémiát is a Szent Száva-kolostor épületében, ahol a tanítás ógörög nyelven folyt. Uralkodása alatt egy új stílus alakult ki Havasalföldön a velencei reneszánsz és a bizánci építészet szintéziseként, amelyet Brâncoveanu-stílus-nak neveznek. A stílus legszebb példái az 1702-ben épült bukaresti Mogoșoaia-palota illetve a Brâncoveanu által alapított Horezu-kolostor.</text:p>
      <text:p text:style-name="P233">&lt;/p&gt;</text:p>
      <text:p text:style-name="P234"/>
      <text:p text:style-name="P235"><text:tab/>&lt;/div&gt;</text:p>
      <text:p text:style-name="P236"><text:tab/></text:p>
      <text:p text:style-name="P237"/>
      <text:p text:style-name="P238">&lt;h2&gt;&lt;/h2&gt;</text:p>
      <text:p text:style-name="P239">&lt;img scr="constantin02.t"</text:p>
      <text:p text:style-name="Normál"><text:span text:style-name="T240"><text:tab/></text:span></text:p>
      <text:p text:style-name="Normál"><text:span text:style-name="T241">CSS</text:span></text:p>
      <text:p text:style-name="P242">h1 {</text:p>
      <text:p text:style-name="P243"><text:tab/>text-align: center;</text:p>
      <text:p text:style-name="P244"><text:tab/>}</text:p>
      <text:p text:style-name="P245">body{</text:p>
      <text:p text:style-name="P246">backgraund-image: url(hatter02.png);</text:p>
      <text:p text:style-name="P247"/>
      <text:p text:style-name="P248">}</text:p>
      <text:p text:style-name="P249">.content {</text:p>
      <text:p text:style-name="P250"><text:tab/>backgraund-color:#e89,8e89,8e89,8;</text:p>
      <text:p text:style-name="P251"><text:tab/>}</text:p>
      <text:p text:style-name="P252">.kep1<text:tab/>{</text:p>
      <text:p text:style-name="P253"><text:tab/>float: right;</text:p>
      <text:p text:style-name="P254">img{<text:tab/></text:p>
      <text:p text:style-name="P255"><text:tab/>with: 200px</text:p>
      <text:p text:style-name="P256"><text:tab/>}</text:p>
      <text:p text:style-name="P257"><text:tab/></text:p>
      <text:p text:style-name="P258">.kep2<text:tab/>{</text:p>
      <text:p text:style-name="P259">float: left;</text:p>
      <text:p text:style-name="P260"><text:tab/>}</text:p>
      <text:p text:style-name="P261"/>
      <text:p text:style-name="P262"/>
      <text:p text:style-name="P263">.kep2, kep3{</text:p>
      <text:soft-page-break/>
      <text:p text:style-name="P264"><text:s text:c="2"/></text:p>
      <text:p text:style-name="P265">title{</text:p>
      <text:p text:style-name="P266"><text:tab/>margin-top: 4%;</text:p>
      <text:p text:style-name="P267">}</text:p>
      <text:p text:style-name="P268">header img<text:tab/>{</text:p>
      <text:p text:style-name="P269"><text:tab/>padding-top: 10%;</text:p>
      <text:p text:style-name="P270"><text:tab/><text:s/></text:p>
      <text:p text:style-name="P271"/>
      <text:p text:style-name="P272"><text:span text:style-name="T273">&lt;</text:span><text:a xlink:href="http://december.com/html/4/element/div.html" office:target-frame-name="_top" xlink:show="replace"><text:span text:style-name="T274">div</text:span></text:a><text:span text:style-name="T275"><text:s/>class="row bg-success"&gt;</text:span></text:p>
      <text:p text:style-name="P276"><text:span text:style-name="T277"><text:s text:c="2"/>&lt;</text:span><text:a xlink:href="http://december.com/html/4/element/div.html" office:target-frame-name="_top" xlink:show="replace"><text:span text:style-name="T278">div</text:span></text:a><text:span text:style-name="T279"><text:s/>class="col-sm-3"&gt;sm&lt;/</text:span><text:a xlink:href="http://december.com/html/4/element/div.html" office:target-frame-name="_top" xlink:show="replace"><text:span text:style-name="T280">div</text:span></text:a><text:span text:style-name="T281">&gt;</text:span></text:p>
      <text:p text:style-name="Normál"/>
      <text:p text:style-name="Normál">&lt;html lang="hu"&gt;</text:p>
      <text:p text:style-name="Normál"/>
      <text:p text:style-name="Normál">&lt;head&gt;</text:p>
      <text:p text:style-name="Normál">&lt;meta charset="utf-8" /&gt;</text:p>
      <text:p text:style-name="Normál">&lt;title&gt;Esti&lt;/title&gt;</text:p>
      <text:p text:style-name="Normál">&lt;meta name="generator" content="Geany 1.36" /&gt;</text:p>
      <text:p text:style-name="Normál">&lt;link rel="stylesheet" href="https://cdn.jsdelivr.net/npm/bootstrap@4.6.0/dist/css/bootstrap.min.css" integrity="sha384-B0vP5xmATw1+K9KRQjQERJvTumQW0nPEzvF6L/Z6nronJ3oUOFUFpCjEUQouq2+l" crossorigin="anonymous"&gt;</text:p>
      <text:p text:style-name="Normál">&lt;link rel="stylesheet" href="esti.css" type="text/css"/&gt;</text:p>
      <text:p text:style-name="Normál"/>
      <text:p text:style-name="Normál">&lt;/head&gt;</text:p>
      <text:p text:style-name="Normál"/>
      <text:p text:style-name="Normál">&lt;body&gt;</text:p>
      <text:p text:style-name="Normál"/>
      <text:p text:style-name="Normál">&lt;div class="container content"&gt;</text:p>
      <text:p text:style-name="Normál"><text:tab/><text:tab/></text:p>
      <text:p text:style-name="Normál">&lt;p&gt;</text:p>
      <text:p text:style-name="Normál">Maria<text:tab/></text:p>
      <text:p text:style-name="Normál">&lt;/p&gt;<text:tab/></text:p>
      <text:p text:style-name="Normál">Konsz</text:p>
      <text:p text:style-name="Normál">&lt;h2&gt;Kül&lt;/h2&gt;</text:p>
      <text:p text:style-name="Normál">&lt;img scr="constantin02.t"</text:p>
      <text:p text:style-name="Normál"><text:tab/></text:p>
      <text:p text:style-name="Normál"><text:tab/><text:tab/>&lt;div<text:s/>class="row bg-dark text-white header"&gt;</text:p>
      <text:p text:style-name="Normál"><text:tab/>&lt;div class="col-md-4 title"&gt;</text:p>
      <text:p text:style-name="Normál"><text:tab/><text:tab/>&lt;hl&gt;Szoftverfejlesztő&lt;/hl&gt;</text:p>
      <text:p text:style-name="Normál"><text:tab/><text:tab/>&lt;p&gt;Esti I.&lt;/p&gt;</text:p>
      <text:p text:style-name="Normál"><text:tab/>&lt;/div&gt;<text:tab/></text:p>
      <text:soft-page-break/>
      <text:p text:style-name="Normál">&lt;/body&gt;</text:p>
      <text:p text:style-name="Normál"/>
      <text:p text:style-name="Normál">&lt;/html&gt;</text:p>
      <text:p text:style-name="Normál">&lt;html lang="hu"&gt;</text:p>
      <text:p text:style-name="Normál"/>
      <text:p text:style-name="Normál">--&gt;</text:p>
      <text:p text:style-name="Normál"/>
      <text:p text:style-name="Normál">&lt;head&gt;</text:p>
      <text:p text:style-name="Normál"><text:tab/>&lt;meta charset="utf-8" /&gt;</text:p>
      <text:p text:style-name="Normál"><text:tab/>&lt;title&gt;Esti&lt;/title&gt;</text:p>
      <text:p text:style-name="Normál"><text:tab/>&lt;meta name="generator" content="Geany<text:s/>1.36" /&gt;</text:p>
      <text:p text:style-name="Normál"><text:tab/>&lt;link rel="stylesheet" href="https://cdn.jsdelivr.net/npm/bootstrap@4.6.0/dist/css/bootstrap.min.css" integrity="sha384-B0vP5xmATw1+K9KRQjQERJvTumQW0nPEzvF6L/Z6nronJ3oUOFUFpCjEUQouq2+l" crossorigin="anonymous"&gt;</text:p>
      <text:p text:style-name="Normál"><text:tab/>&lt;link rel="stylesheet" href="esti.css" type="text/css"/&gt;</text:p>
      <text:p text:style-name="Normál">&lt;/head&gt;</text:p>
      <text:p text:style-name="Normál"/>
      <text:p text:style-name="Normál">&lt;body&gt;</text:p>
      <text:p text:style-name="Normál"><text:tab/>&lt;div class="container-fluid"&gt;</text:p>
      <text:p text:style-name="Normál"><text:tab/><text:tab/>&lt;div class="row bg-dark text-white header"&gt;</text:p>
      <text:p text:style-name="Normál"><text:tab/>&lt;div class="col-md-4 title"&gt;</text:p>
      <text:p text:style-name="Normál"><text:tab/><text:tab/>&lt;hl&gt;Szoftverfejlesztő&lt;/hl&gt;</text:p>
      <text:p text:style-name="Normál"><text:tab/><text:tab/>&lt;p&gt;Esti I.&lt;/p&gt;</text:p>
      <text:p text:style-name="Normál"><text:tab/>&lt;/div&gt;<text:tab/></text:p>
      <text:p text:style-name="Normál">&lt;head&gt;</text:p>
      <text:p text:style-name="Normál">&lt;meta charset="utf-8" /&gt;</text:p>
      <text:p text:style-name="Normál">&lt;title&gt;névtelen&lt;/title&gt;</text:p>
      <text:p text:style-name="Normál">&lt;meta name="generator" content="Geany 1.36" /&gt;</text:p>
      <text:p text:style-name="Normál">&lt;/head&gt;</text:p>
      <text:p text:style-name="Normál"/>
      <text:p text:style-name="Normál"/>
      <text:p text:style-name="Normál"/>
      <text:soft-page-break/>
      <text:p text:style-name="Normál"><text:span text:style-name="T282">rgb(90,90,90)</text:span></text:p>
      <text:p text:style-name="Normál"/>
      <text:p text:style-name="Normál"/>
      <text:p text:style-name="Normál"/>
      <text:p text:style-name="Normál"><text:span text:style-name="T283">q</text:span><text:span text:style-name="T284">&lt;html lang="hu"&gt;</text:span></text:p>
      <text:p text:style-name="P285"/>
      <text:p text:style-name="P286">&lt;head&gt;</text:p>
      <text:p text:style-name="P287">&lt;meta charset="utf-8" /&gt;</text:p>
      <text:p text:style-name="P288">&lt;title&gt;Esti&lt;/title&gt;</text:p>
      <text:p text:style-name="P289">&lt;meta name="viewport" content="Geany 1.36" /&gt;</text:p>
      <text:p text:style-name="P290">&lt;link rel="stylesheet" href="https://cdn.jsdelivr.net/npm/bootstrap@4.6.0/dist/css/bootstrap.min.css" integrity="sha384-B0vP5xmATw1+K9KRQjQERJvTumQW0nPEzvF6L/Z6nronJ3oUOFUFpCjEUQouq2+l" crossorigin="anonymous"&gt;</text:p>
      <text:p text:style-name="P291">&lt;link rel="stylesheet" href="style.css"&gt;</text:p>
      <text:p text:style-name="P292"/>
      <text:p text:style-name="P293">&lt;/head&gt;</text:p>
      <text:p text:style-name="P294"/>
      <text:p text:style-name="P295">&lt;body&gt;</text:p>
      <text:p text:style-name="P296"/>
      <text:p text:style-name="P297">&lt;div class="container content"&gt;</text:p>
      <text:p text:style-name="P298"><text:tab/>&lt;div class="row bg-dark text-white header"&gt;<text:tab/><text:tab/></text:p>
      <text:p text:style-name="P299"><text:tab/><text:tab/>&lt;div class="col-md-4 title"&gt;</text:p>
      <text:p text:style-name="P300"><text:tab/><text:tab/><text:tab/>&lt;h1&gt;Konstantin&lt;/h1&gt;</text:p>
      <text:p text:style-name="P301"><text:tab/><text:tab/><text:tab/></text:p>
      <text:p text:style-name="P302"><text:tab/><text:tab/><text:tab/>&lt;p&gt;</text:p>
      <text:p text:style-name="P303"><text:tab/><text:tab/><text:tab/>II. Konstantin havasalföldi fejedelem</text:p>
      <text:p text:style-name="P304"><text:tab/><text:tab/><text:tab/>&lt;/p&gt;</text:p>
      <text:p text:style-name="P305">II. (Szent) Konstantin (románul: Constantin Brâncoveanu; Brâncoveni, 1654. augusztus 15. – Isztambul, 1714. augusztus 15.) Havasalföld fejedelme volt 1688 és 1714 között.</text:p>
      <text:p text:style-name="P306"/>
      <text:p text:style-name="P307">&lt;h2&gt;Élete&lt;/h2&gt;</text:p>
      <text:p text:style-name="P308">&lt;img scr="constantin_01.jpg" alt="Konstantin"<text:s/></text:p>
      <text:soft-page-break/>
      <text:p text:style-name="P309">class`"kep1"&gt;</text:p>
      <text:p text:style-name="P310"/>
      <text:p text:style-name="P311">&lt;p&gt;</text:p>
      <text:p text:style-name="P312">A Craiovești-bojárok családjából származott, rokona volt Matei Basarabnak. Nagybátyja, Constantin Cantacuzino házában nevelkedett és hamarosan belekeveredett a Constantin és Șerban Cantacuzino közötti konfliktusba. Miután ez utóbbi gyanús körülmények között elhunyt, Brâncoveanu került a trónra. Eleinte Constantin Cantacuzino támogatta, de később szembekerültek egymással és Cantacuzino száműzetésbe kényszerült.</text:p>
      <text:p text:style-name="P313">&lt;/p&gt;</text:p>
      <text:p text:style-name="P314">&lt;p&gt;</text:p>
      <text:p text:style-name="P315">Maria nevű felesége Antal Vodă lánya volt. Négy fiuk (Constantin, Ștefan, Radu és Matei) és hét lányuk (Stanca, Maria, Safta, Ancuța, Elenca, Bălașa és Smaranda) született. Maria úrnő gazdálkodott a hatalmas Brâncoveanu-vagyonnal, számon tartva minden birtokot, házat és a Nyugat-Európa bankjaiban elhelyezett pénzösszegeket.</text:p>
      <text:p text:style-name="P316">&lt;/p&gt;</text:p>
      <text:p text:style-name="P317"/>
      <text:p text:style-name="P318">&lt;hr class="vonalas"&gt;</text:p>
      <text:p text:style-name="P319">Konstantin</text:p>
      <text:p text:style-name="P320">&lt;hr class="vonalas"&gt;</text:p>
      <text:p text:style-name="P321"/>
      <text:p text:style-name="P322">&lt;h2&gt;Külpolitikája&lt;/h2&gt;</text:p>
      <text:p text:style-name="P323">&lt;img scr="constantin_02.jpg" alt="Konstantin"</text:p>
      <text:p text:style-name="P324">class`"kep2"&gt;</text:p>
      <text:p text:style-name="P325">&lt;p&gt;</text:p>
      <text:p text:style-name="P326">1709-ig sikeresen egyensúlyozott az Oszmán Birodalom és a Német-római Birodalom között. Ez utóbbival több titkos egyezményt kötött, melynek fejében német nemesi címet és német birtokokat kapott. Ám 1709-ben a kedvezőtlen európai helyzet és a Brâncoveanu által elkövetett politikai hibák a család bukásához vezettek. Ebben az évben történt, hogy I. (Nagy) Péter orosz cár Poltavánál legyőzte XII. Károly svéd királyt és az orosz hadsereg behatolt Moldva területére, hogy ott ütközzön meg a török szultánnal. Brâncoveanu szövetkezni akart az oroszokkal, ezért levelet írt Nagy Péter cárnak, amelyben segítséget kínált a hadsereg ellátásához. Cserébe a cár 300 zacskó aranyat küldött. A török porta a biztonság érdekében Dimitrie Cantemirt tette meg moldvai fejedelemnek, aki közismerten a Brâncoveanu-család ellensége volt. Cantemir azt a megbízást kapta, hogy Brâncoveanu minden mozgását jelentse a szultánnak, ő azonban ehelyett a szövetségre lépett a cárral. Az óvatos Brâncoveanu kétkulacsos játékba kezdett: összevonta a seregeit a moldvai határ mellett. Ha az oroszok behatoltak volna Havasalföldre, akkor velük lépett volna szövetségre, ha azonban a törökök gyorsabbak lettek volna az oroszoknál, akkor Brâncoveanu a törökök pártján szándékozott maradni. Ezek a tervek azonban meghiúsultak, mivel a fejedelem unokatestvére, Toma Cantacuzino, több<text:s/><text:soft-page-break/>bojárral együtt a cári táborba szökött. Brâncoveanu ijedtében visszaküldte a cárnak a 300 zacskó aranyat, az ellátmányt pedig a törököknek adta, akik így le tudták győzni a cárt.</text:p>
      <text:p text:style-name="P327">&lt;/p&gt;</text:p>
      <text:p text:style-name="P328">&lt;h2&gt;Uralkodásának vége&lt;/h2&gt;</text:p>
      <text:p text:style-name="P329">&lt;img scr="constantin_03.jpg" alt="Konstantin"</text:p>
      <text:p text:style-name="P330">class`"kep3"&gt;</text:p>
      <text:p text:style-name="P331">&lt;p&gt;</text:p>
      <text:p text:style-name="P332">1711-ben a szultán bosszúállásra készült és tervét csak három év múlva kezdte életbe léptetni, amikor Brâncoveanu nem is gyanította, hogy ellensége lenne. 1714-ben III. Ahmed szultán megfosztotta trónjától és Isztambulba vitette, ahol a Héttorony foglya lett. A törökök megkínozták, hogy árulja el roppant vagyonának a hollétét, majd 1714 augusztusában négy fiával egyszerre kivégezték. A Román Ortodox Egyház összekapcsolta a kivégzését a keresztény hitével és 1992-ben szentté és vértanúvá nyilvánította fiaival együtt; az ünnepük augusztus 16-án van.</text:p>
      <text:p text:style-name="P333">&lt;/p&gt;</text:p>
      <text:p text:style-name="P334">&lt;h2&gt;A kultúra támogatója&lt;/h2&gt;</text:p>
      <text:p text:style-name="P335"/>
      <text:p text:style-name="P336">&lt;p&gt;</text:p>
      <text:p text:style-name="P337">Híres mecénás volt. Nyomdát alapított Bukarestben, ahol Antim Ivireanul vezetésével sok román, görög, szláv, arab, török és örmény szöveget nyomtattak. Ő alapította a bukaresti akadémiát is a Szent Száva-kolostor épületében, ahol a tanítás ógörög nyelven folyt. Uralkodása alatt egy új stílus alakult ki Havasalföldön a velencei reneszánsz és a bizánci építészet szintéziseként, amelyet Brâncoveanu-stílus-nak neveznek. A stílus legszebb példái az 1702-ben épült bukaresti Mogoșoaia-palota illetve a Brâncoveanu által alapított Horezu-kolostor.</text:p>
      <text:p text:style-name="P338">&lt;/p&gt;</text:p>
      <text:p text:style-name="P339"/>
      <text:p text:style-name="P340"><text:tab/>&lt;/div&gt;</text:p>
      <text:p text:style-name="P341"><text:tab/></text:p>
      <text:p text:style-name="P342"/>
      <text:p text:style-name="P343">&lt;h2&gt;&lt;/h2&gt;</text:p>
      <text:p text:style-name="P344">&lt;img scr="constantin02.t"</text:p>
      <text:p text:style-name="P345"><text:tab/></text:p>
      <text:p text:style-name="P346"><text:tab/><text:tab/>&lt;</text:p>
      <text:p text:style-name="P347"><text:tab/>&lt;/div&gt;<text:tab/></text:p>
      <text:p text:style-name="P348">&lt;/body&gt;</text:p>
      <text:p text:style-name="P349"/>
      <text:p text:style-name="P350"/>
      <text:p text:style-name="P351">&lt;/head&gt;<text:s/></text:p>
      <text:p text:style-name="P352"/>
      <text:p text:style-name="P353"/>
      <text:p text:style-name="P354">&lt;/body&gt;</text:p>
      <text:p text:style-name="P355"/>
      <text:p text:style-name="P356">&lt;/html&gt;</text:p>
      <text:p text:style-name="Normál"><text:span text:style-name="T357">q</text:span></text:p>
      <text:p text:style-name="P358">css {</text:p>
      <text:p text:style-name="P359"><text:tab/>text-align: center;</text:p>
      <text:p text:style-name="P360"><text:tab/>}</text:p>
      <text:p text:style-name="P361">body{</text:p>
      <text:p text:style-name="P362"><text:tab/>background-image: url(hatter02.png);</text:p>
      <text:p text:style-name="P363"><text:tab/>color: #333;</text:p>
      <text:p text:style-name="P364">}</text:p>
      <text:p text:style-name="P365">.content {</text:p>
      <text:p text:style-name="P366"><text:tab/>background-color: #e5e5e5;</text:p>
      <text:p text:style-name="P367"><text:tab/>max-with: 600px;</text:p>
      <text:p text:style-name="P368"><text:tab/>margin-top: 15px;</text:p>
      <text:p text:style-name="P369"><text:tab/>}</text:p>
      <text:p text:style-name="P370"><text:tab/></text:p>
      <text:p text:style-name="P371"><text:tab/></text:p>
      <text:p text:style-name="P372">.kep1, kep3{</text:p>
      <text:p text:style-name="P373"><text:s text:c="2"/>float: right;</text:p>
      <text:p text:style-name="P374"><text:s text:c="2"/>margin-left: 8px;</text:p>
      <text:p text:style-name="P375"><text:s text:c="2"/>}<text:tab/></text:p>
      <text:p text:style-name="P376">.kep2<text:tab/>{</text:p>
      <text:p text:style-name="P377"><text:tab/>float: left;</text:p>
      <text:p text:style-name="P378"><text:tab/>margin-right: 8px;</text:p>
      <text:p text:style-name="P379"><text:tab/>}<text:tab/></text:p>
      <text:p text:style-name="P380">img{<text:tab/></text:p>
      <text:soft-page-break/>
      <text:p text:style-name="P381"><text:tab/>with: 200px;</text:p>
      <text:p text:style-name="P382"><text:tab/>}</text:p>
      <text:p text:style-name="P383"><text:tab/></text:p>
      <text:p text:style-name="P384"><text:tab/></text:p>
      <text:p text:style-name="P385"><text:tab/><text:tab/></text:p>
      <text:p text:style-name="P386"><text:tab/></text:p>
      <text:p text:style-name="P387">.kep1<text:tab/>{</text:p>
      <text:p text:style-name="P388"><text:tab/>float: right: #333;</text:p>
      <text:p text:style-name="P389"><text:tab/>}</text:p>
      <text:p text:style-name="P390">.kep2<text:tab/>{</text:p>
      <text:p text:style-name="P391"><text:tab/>float: left;<text:tab/></text:p>
      <text:p text:style-name="P392"><text:tab/>}</text:p>
      <text:p text:style-name="P393"/>
      <text:p text:style-name="P394">.kep2<text:tab/>{</text:p>
      <text:p text:style-name="P395">float: left;</text:p>
      <text:p text:style-name="P396"><text:s/>margin-right: 8px;</text:p>
      <text:p text:style-name="P397"><text:tab/>}</text:p>
      <text:p text:style-name="P398"/>
      <text:p text:style-name="P399"/>
      <text:p text:style-name="P400"/>
      <text:p text:style-name="P401">title{</text:p>
      <text:p text:style-name="P402"><text:tab/>margin-top: 4%;</text:p>
      <text:p text:style-name="P403">}</text:p>
      <text:p text:style-name="P404">header img<text:tab/>{</text:p>
      <text:p text:style-name="P405"><text:tab/>padding-top: 10%;</text:p>
      <text:p text:style-name="P406"><text:tab/></text:p>
      <text:p text:style-name="P407"/>
      <text:p text:style-name="Normál"><text:span text:style-name="T408">s</text:span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fejChar" style:display-name="Élőfej Char" style:family="text" style:parent-style-name="Bekezdésalapbetűtípusa"/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lábChar" style:display-name="Élőláb Char" style:family="text" style:parent-style-name="Bekezdésalapbetűtípus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2T00:36:00Z</meta:creation-date>
    <dc:date>2021-01-22T14:44:00Z</dc:date>
    <meta:template xlink:href="Normal" xlink:type="simple"/>
    <meta:editing-cycles>9</meta:editing-cycles>
    <meta:editing-duration>PT5880S</meta:editing-duration>
    <meta:document-statistic meta:page-count="14" meta:paragraph-count="37" meta:word-count="2382" meta:character-count="18783" meta:row-count="136" meta:non-whitespace-character-count="16438"/>
  </office:meta>
</office:document-meta>
</file>